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3"/>
    <style:style style:name="P2" style:family="paragraph" style:parent-style-name="Text_20_body" style:list-style-name="L3">
      <style:paragraph-properties fo:margin-top="0cm" fo:margin-bottom="0cm" style:contextual-spacing="false"/>
    </style:style>
    <style:style style:name="P3" style:family="paragraph" style:parent-style-name="Text_20_body" style:list-style-name="L5"/>
    <style:style style:name="P4" style:family="paragraph" style:parent-style-name="Text_20_body" style:list-style-name="L5">
      <style:paragraph-properties fo:margin-top="0cm" fo:margin-bottom="0cm" style:contextual-spacing="false"/>
    </style:style>
    <style:style style:name="P5" style:family="paragraph" style:parent-style-name="Text_20_body">
      <style:text-properties officeooo:paragraph-rsid="000ffd98"/>
    </style:style>
    <style:style style:name="P6" style:family="paragraph" style:parent-style-name="Text_20_body">
      <style:paragraph-properties fo:text-align="end" style:justify-single-word="false"/>
      <style:text-properties officeooo:paragraph-rsid="000ffd98"/>
    </style:style>
    <style:style style:name="T1" style:family="text">
      <style:text-properties officeooo:rsid="000e54cd"/>
    </style:style>
    <style:style style:name="T2" style:family="text">
      <style:text-properties officeooo:rsid="000fa407"/>
    </style:style>
    <style:style style:name="T3" style:family="text">
      <style:text-properties fo:font-size="18pt" style:font-size-asian="18pt" style:font-size-complex="18pt"/>
    </style:style>
    <style:style style:name="T4" style:family="text">
      <style:text-properties fo:font-size="18pt" officeooo:rsid="000ffd98" style:font-size-asian="18pt" style:font-size-complex="18pt"/>
    </style:style>
    <style:style style:name="T5" style:family="text">
      <style:text-properties officeooo:rsid="000ffd98"/>
    </style:style>
    <style:style style:name="T6" style:family="text">
      <style:text-properties fo:font-size="20pt" officeooo:rsid="000ffd98" style:font-size-asian="20pt" style:font-size-complex="20pt"/>
    </style:style>
    <style:style style:name="T7" style:family="text">
      <style:text-properties fo:font-size="14pt" officeooo:rsid="000ffd98"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text:span text:style-name="T3">Rapport de Développement : Interpréteur d'Expressions Ensemblistes avec Flex et Bison</text:span></text:span></text:h>
      <text:p text:style-name="P6"><text:span text:style-name="Strong_20_Emphasis"><text:span text:style-name="T7">Bonhomme Matthew</text:span></text:span></text:p>
      <text:p text:style-name="P6"><text:span text:style-name="Strong_20_Emphasis"><text:span text:style-name="T7">L3 Informatique</text:span></text:span></text:p>
      <text:h text:style-name="Heading_20_2" text:outline-level="2"><text:span text:style-name="Strong_20_Emphasis">Introduction</text:span></text:h>
      <text:p text:style-name="Text_20_body">L'objectif de ce projet était de concevoir un interpréteur d'expressions ensemblistes en utilisant Flex pour l'analyse lexicale et Bison pour l'analyse syntaxique et sémantique. L'interpréteur devait permettre de gérer différentes opérations sur les ensembles, notamment l’union, l’intersection, le complémentaire, la cardinalité et la différence. Il devait également assurer la gestion des identificateurs d’ensembles, permettre la copie de variables et afficher les résultats correctement.</text:p>
      <text:p text:style-name="Text_20_body">J’ai structuré mon développement en plusieurs étapes, en suivant la progression du projet. Ce rapport met en avant les choix techniques, les difficultés rencontrées et les solutions mises en place pour les surmonter.</text:p>
      <text:p text:style-name="Text_20_body"/>
      <text:h text:style-name="Heading_20_2" text:outline-level="2"><text:span text:style-name="Strong_20_Emphasis">1. Mise en place de l'analyse lexicale avec Flex</text:span></text:h>
      <text:p text:style-name="Text_20_body">La première étape du projet a été de développer un analyseur lexical capable de reconnaître les éléments fondamentaux du langage. J’ai défini plusieurs catégories de tokens, notamment les identificateurs d’ensembles, les opérateurs ensemblistes (union, intersection, complément), l’opérateur d’affectation et les délimiteurs nécessaires.</text:p>
      <text:p text:style-name="Text_20_body">Un des défis majeurs que j’ai rencontrés concernait la gestion du mot-clé permettant de calculer la cardinalité d’un ensemble. Cette opération nécessitait un mode de traitement <text:span text:style-name="T1">bien plus complexe</text:span>, afin d’éviter toute confusion avec un identifiant classique. Pour résoudre ce problème, j’ai mis en place une gestion dans Flex afin de bien différencier cette instruction du reste du code.</text:p>
      <text:p text:style-name="Text_20_body">J’ai également rencontré des avertissements lors de la compilation liés à la fonction générée automatiquement par Flex. Pour éviter tout problème, j’ai choisi d’ignorer ces avertissements en ajustant les options de compilation.</text:p>
      <text:p text:style-name="Text_20_body">Un autre point essentiel de cette étape a été la gestion des erreurs lexicales. J’ai <text:span text:style-name="T1">fait en sorte</text:span> à ce que l’analyseur détecte les erreurs dès la lecture du texte, en fournissant des messages en cas de caractère inattendu.</text:p>
      <text:p text:style-name="Text_20_body"/>
      <text:h text:style-name="Heading_20_2" text:outline-level="2"><text:soft-page-break/><text:span text:style-name="Strong_20_Emphasis"/></text:h>
      <text:h text:style-name="Heading_20_2" text:outline-level="2"><text:span text:style-name="Strong_20_Emphasis"/></text:h>
      <text:h text:style-name="Heading_20_2" text:outline-level="2"><text:span text:style-name="Strong_20_Emphasis">2. Analyse syntaxique avec Bison</text:span></text:h>
      <text:p text:style-name="Text_20_body">Une fois l’analyse lexicale en place, j’ai travaillé sur l’analyse syntaxique avec Bison. J’ai défini une grammaire permettant de reconnaître et d’interpréter les expressions ensemblistes valides, en structurant les opérations autour de plusieurs règles bien.</text:p>
      <text:p text:style-name="Text_20_body"><text:s/>Chaque ensemble est représenté par un entier où chaque bit correspond à la présence ou à l’absence d’un élément dans l’ensemble. Cette méthode permet de réaliser efficacement les opérations ensemblistes, notamment l’union, l’intersection et la différence, tout en supprimant automatiquement les doublons.</text:p>
      <text:p text:style-name="Text_20_body">Un défi important a été la gestion de la priorité des opérateurs. <text:span text:style-name="T2">Ce</text:span>rtaines expressions nécessitent un ordre précis d’évaluation. J’ai donc structuré la grammaire en plusieurs niveaux de priorité : l’union étant de priorité inférieure à l’intersection et la différence, et le complémentaire ayant la priorité la plus haute. Cette organisation a permis d’éviter des conflits de réduction tout en garantissant que les expressions soient évaluées correctement.</text:p>
      <text:p text:style-name="Text_20_body">J’ai également intégré la gestion des parenthèses pour permettre l’évaluation d’expressions complexes. Cela a nécessité plusieurs ajustements afin d’assurer une bonne interprétation, notamment en tenant compte de l’ordre naturel des opérations.</text:p>
      <text:p text:style-name="Text_20_body"/>
      <text:h text:style-name="Heading_20_2" text:outline-level="2"><text:span text:style-name="Strong_20_Emphasis">3. Gestion des erreurs et analyse sémantique</text:span></text:h>
      <text:p text:style-name="Text_20_body">L’une des étapes les plus importantes du projet a été la mise en place d’un système robuste de gestion des erreurs. Plusieurs types d’erreurs pouvaient survenir, notamment l’affectation d’une valeur numérique à une variable d’ensemble, l’utilisation d’une variable non définie, ou encore l’utilisation incorrecte des opérateurs.</text:p>
      <text:p text:style-name="Text_20_body">Pour éviter ces erreurs, j’ai ajouté des règles spécifiques permettant de détecter et d’afficher des messages clairs à l’utilisateur. Par exemple, une tentative d’affectation d’un entier à un ensemble entraîne un message d’erreur interdisant cette opération. De même, l’utilisation d’une variable non définie est signalée pour éviter des comportements inattendus.</text:p>
      <text:p text:style-name="Text_20_body">Un autre point a été l’interprétation correcte des expressions imbriquées. La gestion des parenthèses et des priorités d’opérateurs a nécessité de<text:span text:style-name="T2">s</text:span> ajustements pour garantir une évaluation correcte des expressions sans ambiguïté.</text:p>
      <text:p text:style-name="Text_20_body"/>
      <text:p text:style-name="Text_20_body"/>
      <text:h text:style-name="Heading_20_2" text:outline-level="2"><text:soft-page-break/><text:span text:style-name="Strong_20_Emphasis"/></text:h>
      <text:h text:style-name="Heading_20_2" text:outline-level="2"><text:span text:style-name="Strong_20_Emphasis">4. Extensions et améliorations</text:span></text:h>
      <text:p text:style-name="Text_20_body">Afin d’améliorer l’interpréteur et d’enrichir les fonctionnalités, j’ai ajouté plusieurs extensions.</text:p>
      <text:p text:style-name="Text_20_body">J’ai d’abord modifié l’analyse lexicale pour autoriser des identificateurs multi-caractères, permettant d’utiliser des noms de variables plus explicites, tels que « ensemble1 » ou « variableX », au lieu de se limiter à une seule lettre.</text:p>
      <text:p text:style-name="Text_20_body">Pour pouvoir gérer des ensembles contenant plus de 64 éléments, j’ai remplacé la représentation en entier unique par une structure de données basée sur plusieurs blocs de 64 bits. Cette nouvelle approche permet d’étendre la capacité de l’interpréteur à 1024 éléments, et potentiellement plus en ajustant la configuration.</text:p>
      <text:p text:style-name="P5">J’ai également intégré des opérations avancées, comme le test d’égalité entre ensembles et le test d’inclusion. Ces fonctionnalités permettent de vérifier si deux ensembles sont identiques ou si un ensemble est contenu dans un autre.</text:p>
      <text:p text:style-name="Text_20_body">Enfin, j’ai ajouté une syntaxe permettant d’effectuer l’union de plusieurs ensembles simultanément. Grâce à cette extension, il est désormais possible d’unir plusieurs ensembles en une seule instruction, offrant ainsi plus de flexibilité à l’utilisateur.</text:p>
      <text:h text:style-name="Heading_20_2" text:outline-level="2"><text:span text:style-name="Strong_20_Emphasis"/></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10T18:43:48.598490348</meta:creation-date>
    <dc:date>2025-03-10T20:27:46.337462360</dc:date>
    <meta:editing-duration>PT2M55S</meta:editing-duration>
    <meta:editing-cycles>1</meta:editing-cycles>
    <meta:document-statistic meta:table-count="0" meta:image-count="0" meta:object-count="0" meta:page-count="3" meta:paragraph-count="26" meta:word-count="775" meta:character-count="5491" meta:non-whitespace-character-count="4741"/>
    <meta:generator>LibreOffice/7.3.7.2$Linux_X86_64 LibreOffice_project/30$Build-2</meta:generator>
  </office:meta>
</office:document-meta>
</file>